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3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4" style:family="paragraph" style:parent-style-name="Standard">
      <style:text-properties fo:color="#000000" loext:opacity="100%" officeooo:rsid="00312849" officeooo:paragraph-rsid="00312849"/>
    </style:style>
    <style:style style:name="T1" style:family="text">
      <style:text-properties officeooo:rsid="003128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Tests of if statements <text:span text:style-name="T1">for empty strings</text:span></text:p>
      <text:p text:style-name="P1"/>
      <text:p text:style-name="P4">[if $empty_var IS_EMPTY]this content should be displayed[endif] ; [if $empty_var IS_NOT_EMPTY <text:s/>]this one should not[endif]</text:p>
      <text:p text:style-name="P4"/>
      <text:p text:style-name="P4"/>
      <text:p text:style-name="P4">[if $not_empty IS_EMPTY]this content should not be displayed[endif] ; [if $not_empty IS_NOT_EMPTY <text:s/>]this one should be displayed[endif]</text:p>
      <text:p text:style-name="P4"/>
      <text:p text:style-name="P4">[if $space_var IS_EMPTY]this content should be displayed because the var contains only spaces and tabs[endif] ; [if $space_var IS_NOT_EMPTY <text:s/>]this one should not[endif]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3-30T16:28:17.163905456</dc:date>
    <meta:editing-duration>PT7H8M37S</meta:editing-duration>
    <meta:editing-cycles>24</meta:editing-cycles>
    <meta:generator>LibreOffice/7.4.4.2$Linux_X86_64 LibreOffice_project/40$Build-2</meta:generator>
    <meta:document-statistic meta:table-count="0" meta:image-count="0" meta:object-count="0" meta:page-count="1" meta:paragraph-count="4" meta:word-count="62" meta:character-count="465" meta:non-whitespace-character-count="404"/>
  </office:meta>
</office:document-meta>
</file>